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1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#cc0000" fo:border="0.06pt solid #000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2"/>
          <table:table-cell table:style-name="ce3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2"/>
          <table:table-cell table:style-name="ce3"/>
          <table:table-cell table:number-columns-repeated="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/>
          <table:table-cell table:style-name="ce3"/>
          <table:table-cell table:number-columns-repeated="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/>
          <table:table-cell table:style-name="ce3"/>
          <table:table-cell table:number-columns-repeated="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/>
          <table:table-cell table:style-name="ce3"/>
          <table:table-cell table:number-columns-repeated="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/>
          <table:table-cell table:style-name="ce3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2"/>
          <table:table-cell table:style-name="ce3"/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2"/>
          <table:table-cell table:style-name="ce3"/>
          <table:table-cell table:number-columns-repeated="6"/>
        </table:table-row>
        <table:table-row table:style-name="ro1">
          <table:table-cell/>
          <table:table-cell table:style-name="ce3" table:number-columns-repeated="19"/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8"/>
          <table:table-cell table:style-name="ce3" table:number-columns-repeated="3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 table:number-rows-repeated="3">
          <table:table-cell/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3" table:number-columns-repeated="19"/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`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.00.0000</text:date>, <text:time style:data-style-name="N2" text:time-value="15:41:43.45079778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23:48:49.489872268</meta:creation-date>
    <dc:date>2017-12-14T21:18:31.545392456</dc:date>
    <meta:editing-duration>PT5H22M4S</meta:editing-duration>
    <meta:editing-cycles>18</meta:editing-cycles>
    <meta:generator>LibreOffice/5.1.6.2$Linux_X86_64 LibreOffice_project/10m0$Build-2</meta:generator>
    <meta:document-statistic meta:table-count="1" meta:cell-count="641" meta:object-count="0"/>
  </office:meta>
</office:document-meta>
</file>